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5.698cm" table:align="margins"/>
    </style:style>
    <style:style style:name="Tableau1.A" style:family="table-column">
      <style:table-column-properties style:column-width="3.122cm" style:rel-column-width="1770*"/>
    </style:style>
    <style:style style:name="Tableau1.B" style:family="table-column">
      <style:table-column-properties style:column-width="4.263cm" style:rel-column-width="2417*"/>
    </style:style>
    <style:style style:name="Tableau1.C" style:family="table-column">
      <style:table-column-properties style:column-width="3.198cm" style:rel-column-width="1813*"/>
    </style:style>
    <style:style style:name="Tableau1.D" style:family="table-column">
      <style:table-column-properties style:column-width="7.435cm" style:rel-column-width="4215*"/>
    </style:style>
    <style:style style:name="Tableau1.E" style:family="table-column">
      <style:table-column-properties style:column-width="7.68cm" style:rel-column-width="4354*"/>
    </style:style>
    <style:style style:name="Tableau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dddddd" fo:padding="0.097cm" fo:border="0.002cm solid #000000">
        <style:background-image/>
      </style:table-cell-properties>
    </style:style>
    <style:style style:name="Tableau1.2" style:family="table-row">
      <style:table-row-properties style:min-row-height="0.575cm"/>
    </style:style>
    <style:style style:name="Tableau1.A2" style:family="table-cell">
      <style:table-cell-properties fo:background-color="#ff3333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ff333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C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4" style:family="table-row">
      <style:table-row-properties style:min-row-height="0.143cm"/>
    </style:style>
    <style:style style:name="Tableau1.A4" style:family="table-cell">
      <style:table-cell-properties fo:background-color="#579d1c" fo:padding="0.097cm" fo:border-left="0.002cm solid #000000" fo:border-right="none" fo:border-top="none" fo:border-bottom="0.002cm solid #000000">
        <style:background-image/>
      </style:table-cell-properties>
    </style:style>
    <style:style style:name="Tableau1.6" style:family="table-row">
      <style:table-row-properties style:min-row-height="0.115cm"/>
    </style:style>
    <style:style style:name="Tableau1.7" style:family="table-row">
      <style:table-row-properties style:min-row-height="0.095cm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7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2" style:master-page-name="Landscape">
      <style:paragraph-properties style:page-number="auto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fo:font-style="italic" style:font-size-asian="10pt" style:font-style-asian="italic" style:font-size-complex="10pt" style:font-style-complex="italic"/>
    </style:style>
    <style:style style:name="P14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fo:color="#c0a000" style:font-name="Lucida Console" fo:font-size="9pt" style:font-name-asian="Lucida Console" style:font-size-asian="9pt" style:font-name-complex="Lucida Console" style:font-size-complex="9pt"/>
    </style:style>
    <style:style style:name="T7" style:family="text">
      <style:text-properties fo:color="#000000" style:font-name="Lucida Console" fo:font-size="9pt" style:font-name-asian="Lucida Console" style:font-size-asian="9pt" style:font-name-complex="Lucida Console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/>
      <text:p text:style-name="P3">Compte rendu d'essais </text:p>
      <text:p text:style-name="P3">RmDv officiel + SGw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Cadre expérience de référence</text:h>
      <text:h text:style-name="Heading_20_2" text:outline-level="2">Matériel utilisé</text:h>
      <text:list xml:id="list443919011892624340" text:style-name="L7">
        <text:list-item>
          <text:p text:style-name="P5">Remote Device version finale (numéroté 1), voir chapitre <text:span text:style-name="T2">compte rendu de mise au point des RmDv</text:span></text:p>
        </text:list-item>
        <text:list-item>
          <text:p text:style-name="P5">Gw matérialisé par une carte de Guillaume 4RT, sans filtre sur CD</text:p>
        </text:list-item>
        <text:list-item>
          <text:p text:style-name="P5">Distance : table salle à manger – mon bureau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2">Mesures </text:h>
      <text:p text:style-name="P2"/>
      <text:p text:style-name="P2">NB : environnement non bruité , avec le moniteur 9600 Bds FSK et XCTU, pas de brouillage entre deux émissions. Il n'y a pas de perturbation</text:p>
      <text:p text:style-name="P9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2">Conf RmDv</text:p>
          </table:table-cell>
          <table:table-cell table:style-name="Tableau1.A1" office:value-type="string">
            <text:p text:style-name="P12">Conf SGw</text:p>
          </table:table-cell>
          <table:table-cell table:style-name="Tableau1.A1" office:value-type="string">
            <text:p text:style-name="P12">Ref git</text:p>
          </table:table-cell>
          <table:table-cell table:style-name="Tableau1.A1" office:value-type="string">
            <text:p text:style-name="P12">Type de transmission </text:p>
          </table:table-cell>
          <table:table-cell table:style-name="Tableau1.E1" office:value-type="string">
            <text:p text:style-name="P12">Observation</text:p>
          </table:table-cell>
        </table:table-row>
        <table:table-row table:style-name="Tableau1.2">
          <table:table-cell table:style-name="Tableau1.A2" office:value-type="string">
            <text:p text:style-name="P8">38400 bds</text:p>
            <text:p text:style-name="P8">CD filter on</text:p>
          </table:table-cell>
          <table:table-cell table:style-name="Tableau1.B2" office:value-type="string">
            <text:p text:style-name="P8">38400 bds</text:p>
            <text:p text:style-name="P8">CD filter off</text:p>
          </table:table-cell>
          <table:table-cell table:style-name="Tableau1.C2" office:value-type="string">
            <text:p text:style-name="P8"><text:span text:style-name="T5">Celui après : </text:span></text:p>
            <text:p text:style-name="P8"><text:span text:style-name="T7">1ebbacc</text:span></text:p>
          </table:table-cell>
          <table:table-cell table:style-name="Tableau1.D2" office:value-type="string">
            <text:p text:style-name="P6">RmDv → SmGw </text:p>
            <text:p text:style-name="P6">transmission température + compteur</text:p>
            <text:p text:style-name="P6">toutes les secondes sur IT LPTIM</text:p>
          </table:table-cell>
          <table:table-cell table:style-name="Tableau1.E2" office:value-type="string">
            <text:p text:style-name="P6">Plus de 50% d'erreur</text:p>
          </table:table-cell>
        </table:table-row>
        <table:table-row table:style-name="Tableau1.2">
          <table:table-cell table:style-name="Tableau1.A3" office:value-type="string">
            <text:p text:style-name="P8">9600 bds</text:p>
            <text:p text:style-name="P8">CD filter on</text:p>
          </table:table-cell>
          <table:table-cell table:style-name="Tableau1.A3" office:value-type="string">
            <text:p text:style-name="P8">9600 bds</text:p>
            <text:p text:style-name="P8">CD filter on</text:p>
          </table:table-cell>
          <table:table-cell table:style-name="Tableau1.C3" office:value-type="string">
            <text:p text:style-name="P8"/>
          </table:table-cell>
          <table:table-cell table:style-name="Tableau1.D2" office:value-type="string">
            <text:p text:style-name="P7">idem</text:p>
          </table:table-cell>
          <table:table-cell table:style-name="Tableau1.E2" office:value-type="string">
            <text:p text:style-name="P7">5 à 10% d'erreur. Peut sans doute s'améliorer si on filtre CD de manière hardware comme sur le RmDv</text:p>
          </table:table-cell>
        </table:table-row>
        <table:table-row table:style-name="Tableau1.4">
          <table:table-cell table:style-name="Tableau1.A4" office:value-type="string">
            <text:p text:style-name="P8">9600 bds</text:p>
            <text:p text:style-name="P8">CD filter on</text:p>
          </table:table-cell>
          <table:table-cell table:style-name="Tableau1.A4" office:value-type="string">
            <text:p text:style-name="P8">9600 bds</text:p>
            <text:p text:style-name="P8">CD filter <text:span text:style-name="T4">off</text:span></text:p>
          </table:table-cell>
          <table:table-cell table:style-name="Tableau1.C3" office:value-type="string">
            <text:p text:style-name="P8"/>
          </table:table-cell>
          <table:table-cell table:style-name="Tableau1.D2" office:value-type="string">
            <text:p text:style-name="P7">idem</text:p>
          </table:table-cell>
          <table:table-cell table:style-name="Tableau1.E2" office:value-type="string">
            <text:p text:style-name="P6">0 % d'erreur, 100 essais OK sur 100.</text:p>
          </table:table-cell>
        </table:table-row>
        <table:table-row table:style-name="Tableau1.2">
          <table:table-cell table:style-name="Tableau1.C3" office:value-type="string">
            <text:p text:style-name="P13"/>
          </table:table-cell>
          <table:table-cell table:style-name="Tableau1.D2" office:value-type="string">
            <text:p text:style-name="P12"><text:span text:style-name="T3"/></text:p>
          </table:table-cell>
          <table:table-cell table:style-name="Tableau1.C3" office:value-type="string">
            <text:p text:style-name="P12"/>
          </table:table-cell>
          <table:table-cell table:style-name="Tableau1.D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 table:style-name="Tableau1.6">
          <table:table-cell table:style-name="Tableau1.C3" office:value-type="string">
            <text:p text:style-name="P6"/>
          </table:table-cell>
          <table:table-cell table:style-name="Tableau1.D2" office:value-type="string">
            <text:p text:style-name="P12"/>
          </table:table-cell>
          <table:table-cell table:style-name="Tableau1.D2" office:value-type="string">
            <text:p text:style-name="P12"/>
          </table:table-cell>
          <table:table-cell table:style-name="Tableau1.D2" office:value-type="string">
            <text:p text:style-name="P6"/>
          </table:table-cell>
          <table:table-cell table:style-name="Tableau1.E2" office:value-type="string">
            <text:p text:style-name="P6"/>
          </table:table-cell>
        </table:table-row>
        <table:table-row table:style-name="Tableau1.7">
          <table:table-cell table:style-name="Tableau1.C3" office:value-type="string">
            <text:p text:style-name="P13"/>
          </table:table-cell>
          <table:table-cell table:style-name="Tableau1.D2" office:value-type="string">
            <text:p text:style-name="P12"><text:span text:style-name="T3"/></text:p>
          </table:table-cell>
          <table:table-cell table:style-name="Tableau1.D2" office:value-type="string">
            <text:p text:style-name="P12"/>
          </table:table-cell>
          <table:table-cell table:style-name="Tableau1.D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</table:table>
      <text:p text:style-name="P14"/>
      <text:p text:style-name="P14">Idée d'amélioration : ajouter un filtre passe bas sur le CD du SGw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h text:style-name="P10" text:outline-level="1">Compte rendu de mise au point des Remote Device</text:h>
      <text:p text:style-name="P14">/Dev_Soft_RemoteDevice_L031</text:p>
      <text:p text:style-name="P14">Code du RmDv, progressif. Pour l'instant, code correspondant au test de durée Rentrée 2023</text:p>
      <text:p text:style-name="P14"/>
      <text:p text:style-name="P14">/Dev_Soft_ValidationRmDv_V2</text:p>
      <text:p text:style-name="P14">Code de validation des modules RmDv version 2.0 PCB pool</text:p>
      <text:p text:style-name="P14"/>
      <text:p text:style-name="P14"/>
      <text:p text:style-name="P14"/>
      <text:p text:style-name="P14">TRES IMPORTANT !!</text:p>
      <text:p text:style-name="P14">La carte 4IS gère mal le CD : pour que ça marche bien, il faut désactiver le carrier detect au niveau du module logiciel FSK.</text:p>
      <text:p text:style-name="P14"/>
      <text:p text:style-name="P14">CONFIGURATION EXCELLENTE EN QUALITE : 9600 Bds, Carte 4IS sans CD detect.</text:p>
      <text:p text:style-name="P14">En 38400 + CD désactivé sur la carte IS = gros pépin de transmission (25%...)</text:p>
      <text:p text:style-name="P14">-&gt; essayer une transmission entre deux modules pour voir si l'élec HF est plus robuste que sur la carte 4IS ?</text:p>
      <text:p text:style-name="P14"/>
      <text:p text:style-name="P14"/>
      <text:p text:style-name="P14">-&gt; Test de validation </text:p>
      <text:p text:style-name="P14"/>
      <text:p text:style-name="P14">**** CARTE n°1 OK ****</text:p>
      <text:p text:style-name="P14">-Portée +++++ (portail / bureau 10/10)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/>
      <text:p text:style-name="P14">**** CARTE n°2 OK ****</text:p>
      <text:p text:style-name="P14">- Portée moyenne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><text:soft-page-break/></text:p>
      <text:p text:style-name="P14">**** CARTE n°3 ****</text:p>
      <text:p text:style-name="P14">- Portée moyenne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/>
      <text:p text:style-name="P14">**** CARTE n°4 ****</text:p>
      <text:p text:style-name="P14">- Portée moyenne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/>
      <text:p text:style-name="P14">**** CARTE n°5 ****</text:p>
      <text:p text:style-name="P14">- Portée moyenne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  <text:p text:style-name="P14"/>
      <text:p text:style-name="P14">**** CARTE n°6 ****</text:p>
      <text:p text:style-name="P14">-Portée ++++</text:p>
      <text:p text:style-name="P14">- Prog :OK</text:p>
      <text:p text:style-name="P14">- Reset :OK</text:p>
      <text:p text:style-name="P14">- LED pushPull clignotant :OK</text:p>
      <text:p text:style-name="P14">- Transm HF : OK 9600 dans les deux sens</text:p>
      <text:p text:style-name="P14">- Test BP callback : Non fait, bug logicie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5</text:page-number>/<text:page-count>5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2-29T13:00:55.78</dc:date>
    <meta:editing-duration>P7DT20H26M36S</meta:editing-duration>
    <meta:editing-cycles>145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5" meta:paragraph-count="92" meta:word-count="529" meta:character-count="2680"/>
    <meta:user-defined meta:name="Info 1"/>
    <meta:user-defined meta:name="Info 2"/>
    <meta:user-defined meta:name="Info 3"/>
    <meta:user-defined meta:name="Info 4"/>
  </office:meta>
</office:document-meta>
</file>